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5:49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5</text:p>
          </table:table-cell>
          <table:table-cell office:value-type="float" office:value="2.2437" calcext:value-type="float">
            <text:p>2,2437</text:p>
          </table:table-cell>
        </table:table-row>
        <table:table-row table:style-name="ro1">
          <table:table-cell office:value-type="string" calcext:value-type="string">
            <text:p>2023-01-08 15:49:14</text:p>
          </table:table-cell>
          <table:table-cell office:value-type="float" office:value="25.21825" calcext:value-type="float">
            <text:p>25,21825</text:p>
          </table:table-cell>
        </table:table-row>
        <table:table-row table:style-name="ro1">
          <table:table-cell office:value-type="string" calcext:value-type="string">
            <text:p>2023-01-08 15:49:13</text:p>
          </table:table-cell>
          <table:table-cell office:value-type="float" office:value="47.49222" calcext:value-type="float">
            <text:p>47,49222</text:p>
          </table:table-cell>
        </table:table-row>
        <table:table-row table:style-name="ro1">
          <table:table-cell office:value-type="string" calcext:value-type="string">
            <text:p>2023-01-08 15:49:12</text:p>
          </table:table-cell>
          <table:table-cell office:value-type="float" office:value="39.35162" calcext:value-type="float">
            <text:p>39,35162</text:p>
          </table:table-cell>
        </table:table-row>
        <table:table-row table:style-name="ro1">
          <table:table-cell office:value-type="string" calcext:value-type="string">
            <text:p>2023-01-08 15:49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10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string" calcext:value-type="string">
            <text:p>2023-01-08 15:49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07</text:p>
          </table:table-cell>
          <table:table-cell office:value-type="float" office:value="0.399425" calcext:value-type="float">
            <text:p>0,399425</text:p>
          </table:table-cell>
        </table:table-row>
        <table:table-row table:style-name="ro1">
          <table:table-cell office:value-type="string" calcext:value-type="string">
            <text:p>2023-01-08 15:49:06</text:p>
          </table:table-cell>
          <table:table-cell office:value-type="float" office:value="26.0845" calcext:value-type="float">
            <text:p>26,0845</text:p>
          </table:table-cell>
        </table:table-row>
        <table:table-row table:style-name="ro1">
          <table:table-cell office:value-type="string" calcext:value-type="string">
            <text:p>2023-01-08 15:49:05</text:p>
          </table:table-cell>
          <table:table-cell office:value-type="float" office:value="42.71945" calcext:value-type="float">
            <text:p>42,71945</text:p>
          </table:table-cell>
        </table:table-row>
        <table:table-row table:style-name="ro1">
          <table:table-cell office:value-type="string" calcext:value-type="string">
            <text:p>2023-01-08 15:49:04</text:p>
          </table:table-cell>
          <table:table-cell office:value-type="float" office:value="42.83123" calcext:value-type="float">
            <text:p>42,83123</text:p>
          </table:table-cell>
        </table:table-row>
        <table:table-row table:style-name="ro1">
          <table:table-cell office:value-type="string" calcext:value-type="string">
            <text:p>2023-01-08 15:49:03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string" calcext:value-type="string">
            <text:p>2023-01-08 15:49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9:01</text:p>
          </table:table-cell>
          <table:table-cell office:value-type="float" office:value="11.006525" calcext:value-type="float">
            <text:p>11,006525</text:p>
          </table:table-cell>
        </table:table-row>
        <table:table-row table:style-name="ro1">
          <table:table-cell office:value-type="string" calcext:value-type="string">
            <text:p>2023-01-08 15:49:00</text:p>
          </table:table-cell>
          <table:table-cell office:value-type="float" office:value="35.7797" calcext:value-type="float">
            <text:p>35,7797</text:p>
          </table:table-cell>
        </table:table-row>
        <table:table-row table:style-name="ro1">
          <table:table-cell office:value-type="string" calcext:value-type="string">
            <text:p>2023-01-08 15:48:59</text:p>
          </table:table-cell>
          <table:table-cell office:value-type="float" office:value="60.01778" calcext:value-type="float">
            <text:p>60,01778</text:p>
          </table:table-cell>
        </table:table-row>
        <table:table-row table:style-name="ro1">
          <table:table-cell office:value-type="string" calcext:value-type="string">
            <text:p>2023-01-08 15:48:58</text:p>
          </table:table-cell>
          <table:table-cell office:value-type="float" office:value="10.3023" calcext:value-type="float">
            <text:p>10,3023</text:p>
          </table:table-cell>
        </table:table-row>
        <table:table-row table:style-name="ro1">
          <table:table-cell office:value-type="string" calcext:value-type="string">
            <text:p>2023-01-08 15:48:57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8 15:48:56</text:p>
          </table:table-cell>
          <table:table-cell office:value-type="float" office:value="12.47" calcext:value-type="float">
            <text:p>12,47</text:p>
          </table:table-cell>
        </table:table-row>
        <table:table-row table:style-name="ro1">
          <table:table-cell office:value-type="string" calcext:value-type="string">
            <text:p>2023-01-08 15:48:55</text:p>
          </table:table-cell>
          <table:table-cell office:value-type="float" office:value="34.82317" calcext:value-type="float">
            <text:p>34,82317</text:p>
          </table:table-cell>
        </table:table-row>
        <table:table-row table:style-name="ro1">
          <table:table-cell office:value-type="string" calcext:value-type="string">
            <text:p>2023-01-08 15:48:54</text:p>
          </table:table-cell>
          <table:table-cell office:value-type="float" office:value="63.018" calcext:value-type="float">
            <text:p>63,018</text:p>
          </table:table-cell>
        </table:table-row>
        <table:table-row table:style-name="ro1">
          <table:table-cell office:value-type="string" calcext:value-type="string">
            <text:p>2023-01-08 15:48:53</text:p>
          </table:table-cell>
          <table:table-cell office:value-type="float" office:value="6.19065" calcext:value-type="float">
            <text:p>6,19065</text:p>
          </table:table-cell>
        </table:table-row>
        <table:table-row table:style-name="ro1">
          <table:table-cell office:value-type="string" calcext:value-type="string">
            <text:p>2023-01-08 15:48:52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5:48:51</text:p>
          </table:table-cell>
          <table:table-cell office:value-type="float" office:value="7.193975" calcext:value-type="float">
            <text:p>7,193975</text:p>
          </table:table-cell>
        </table:table-row>
        <table:table-row table:style-name="ro1">
          <table:table-cell office:value-type="string" calcext:value-type="string">
            <text:p>2023-01-08 15:48:50</text:p>
          </table:table-cell>
          <table:table-cell office:value-type="float" office:value="28.0721" calcext:value-type="float">
            <text:p>28,0721</text:p>
          </table:table-cell>
        </table:table-row>
        <table:table-row table:style-name="ro1">
          <table:table-cell office:value-type="string" calcext:value-type="string">
            <text:p>2023-01-08 15:48:49</text:p>
          </table:table-cell>
          <table:table-cell office:value-type="float" office:value="58.72698" calcext:value-type="float">
            <text:p>58,72698</text:p>
          </table:table-cell>
        </table:table-row>
        <table:table-row table:style-name="ro1">
          <table:table-cell office:value-type="string" calcext:value-type="string">
            <text:p>2023-01-08 15:48:48</text:p>
          </table:table-cell>
          <table:table-cell office:value-type="float" office:value="17.46098" calcext:value-type="float">
            <text:p>17,46098</text:p>
          </table:table-cell>
        </table:table-row>
        <table:table-row table:style-name="ro1">
          <table:table-cell office:value-type="string" calcext:value-type="string">
            <text:p>2023-01-08 15:48:4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2023-01-08 15:48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45</text:p>
          </table:table-cell>
          <table:table-cell office:value-type="float" office:value="6.207525" calcext:value-type="float">
            <text:p>6,207525</text:p>
          </table:table-cell>
        </table:table-row>
        <table:table-row table:style-name="ro1">
          <table:table-cell office:value-type="string" calcext:value-type="string">
            <text:p>2023-01-08 15:48:44</text:p>
          </table:table-cell>
          <table:table-cell office:value-type="float" office:value="26.83748" calcext:value-type="float">
            <text:p>26,83748</text:p>
          </table:table-cell>
        </table:table-row>
        <table:table-row table:style-name="ro1">
          <table:table-cell office:value-type="string" calcext:value-type="string">
            <text:p>2023-01-08 15:48:43</text:p>
          </table:table-cell>
          <table:table-cell office:value-type="float" office:value="57.82438" calcext:value-type="float">
            <text:p>57,82438</text:p>
          </table:table-cell>
        </table:table-row>
        <table:table-row table:style-name="ro1">
          <table:table-cell office:value-type="string" calcext:value-type="string">
            <text:p>2023-01-08 15:48:42</text:p>
          </table:table-cell>
          <table:table-cell office:value-type="float" office:value="28.52285" calcext:value-type="float">
            <text:p>28,52285</text:p>
          </table:table-cell>
        </table:table-row>
        <table:table-row table:style-name="ro1">
          <table:table-cell office:value-type="string" calcext:value-type="string">
            <text:p>2023-01-08 15:48:41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5:48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39</text:p>
          </table:table-cell>
          <table:table-cell office:value-type="float" office:value="14.55905" calcext:value-type="float">
            <text:p>14,55905</text:p>
          </table:table-cell>
        </table:table-row>
        <table:table-row table:style-name="ro1">
          <table:table-cell office:value-type="string" calcext:value-type="string">
            <text:p>2023-01-08 15:48:38</text:p>
          </table:table-cell>
          <table:table-cell office:value-type="float" office:value="35.02382" calcext:value-type="float">
            <text:p>35,02382</text:p>
          </table:table-cell>
        </table:table-row>
        <table:table-row table:style-name="ro1">
          <table:table-cell office:value-type="string" calcext:value-type="string">
            <text:p>2023-01-08 15:48:37</text:p>
          </table:table-cell>
          <table:table-cell office:value-type="float" office:value="60.43115" calcext:value-type="float">
            <text:p>60,43115</text:p>
          </table:table-cell>
        </table:table-row>
        <table:table-row table:style-name="ro1">
          <table:table-cell office:value-type="string" calcext:value-type="string">
            <text:p>2023-01-08 15:48:36</text:p>
          </table:table-cell>
          <table:table-cell office:value-type="float" office:value="1.40505" calcext:value-type="float">
            <text:p>1,40505</text:p>
          </table:table-cell>
        </table:table-row>
        <table:table-row table:style-name="ro1">
          <table:table-cell office:value-type="string" calcext:value-type="string">
            <text:p>2023-01-08 15:48:35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5:48:34</text:p>
          </table:table-cell>
          <table:table-cell office:value-type="float" office:value="2.07715" calcext:value-type="float">
            <text:p>2,07715</text:p>
          </table:table-cell>
        </table:table-row>
        <table:table-row table:style-name="ro1">
          <table:table-cell office:value-type="string" calcext:value-type="string">
            <text:p>2023-01-08 15:48:33</text:p>
          </table:table-cell>
          <table:table-cell office:value-type="float" office:value="25.2119" calcext:value-type="float">
            <text:p>25,2119</text:p>
          </table:table-cell>
        </table:table-row>
        <table:table-row table:style-name="ro1">
          <table:table-cell office:value-type="string" calcext:value-type="string">
            <text:p>2023-01-08 15:48:32</text:p>
          </table:table-cell>
          <table:table-cell office:value-type="float" office:value="47.42645" calcext:value-type="float">
            <text:p>47,42645</text:p>
          </table:table-cell>
        </table:table-row>
        <table:table-row table:style-name="ro1">
          <table:table-cell office:value-type="string" calcext:value-type="string">
            <text:p>2023-01-08 15:48:31</text:p>
          </table:table-cell>
          <table:table-cell office:value-type="float" office:value="34.72302" calcext:value-type="float">
            <text:p>34,72302</text:p>
          </table:table-cell>
        </table:table-row>
        <table:table-row table:style-name="ro1">
          <table:table-cell office:value-type="string" calcext:value-type="string">
            <text:p>2023-01-08 15:48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29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5:48:28</text:p>
          </table:table-cell>
          <table:table-cell office:value-type="float" office:value="24.15525" calcext:value-type="float">
            <text:p>24,15525</text:p>
          </table:table-cell>
        </table:table-row>
        <table:table-row table:style-name="ro1">
          <table:table-cell office:value-type="string" calcext:value-type="string">
            <text:p>2023-01-08 15:48:27</text:p>
          </table:table-cell>
          <table:table-cell office:value-type="float" office:value="44.84355" calcext:value-type="float">
            <text:p>44,84355</text:p>
          </table:table-cell>
        </table:table-row>
        <table:table-row table:style-name="ro1">
          <table:table-cell office:value-type="string" calcext:value-type="string">
            <text:p>2023-01-08 15:48:26</text:p>
          </table:table-cell>
          <table:table-cell office:value-type="float" office:value="49.32272" calcext:value-type="float">
            <text:p>49,32272</text:p>
          </table:table-cell>
        </table:table-row>
        <table:table-row table:style-name="ro1">
          <table:table-cell office:value-type="string" calcext:value-type="string">
            <text:p>2023-01-08 15:4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24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5:48:23</text:p>
          </table:table-cell>
          <table:table-cell office:value-type="float" office:value="19.97843" calcext:value-type="float">
            <text:p>19,97843</text:p>
          </table:table-cell>
        </table:table-row>
        <table:table-row table:style-name="ro1">
          <table:table-cell office:value-type="string" calcext:value-type="string">
            <text:p>2023-01-08 15:48:22</text:p>
          </table:table-cell>
          <table:table-cell office:value-type="float" office:value="42.88677" calcext:value-type="float">
            <text:p>42,88677</text:p>
          </table:table-cell>
        </table:table-row>
        <table:table-row table:style-name="ro1">
          <table:table-cell office:value-type="string" calcext:value-type="string">
            <text:p>2023-01-08 15:48:21</text:p>
          </table:table-cell>
          <table:table-cell office:value-type="float" office:value="55.0027" calcext:value-type="float">
            <text:p>55,0027</text:p>
          </table:table-cell>
        </table:table-row>
        <table:table-row table:style-name="ro1">
          <table:table-cell office:value-type="string" calcext:value-type="string">
            <text:p>2023-01-08 15:48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8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51</text:p>
          </table:table-cell>
          <table:table-cell office:value-type="float" office:value="0.001125" calcext:value-type="float">
            <text:p>0,001125</text:p>
          </table:table-cell>
        </table:table-row>
        <table:table-row table:style-name="ro1">
          <table:table-cell office:value-type="string" calcext:value-type="string">
            <text:p>2023-01-08 15:47:50</text:p>
          </table:table-cell>
          <table:table-cell office:value-type="float" office:value="0.006175" calcext:value-type="float">
            <text:p>0,006175</text:p>
          </table:table-cell>
        </table:table-row>
        <table:table-row table:style-name="ro1">
          <table:table-cell office:value-type="string" calcext:value-type="string">
            <text:p>2023-01-08 15:47:49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string" calcext:value-type="string">
            <text:p>2023-01-08 15:47:48</text:p>
          </table:table-cell>
          <table:table-cell office:value-type="float" office:value="0.007375" calcext:value-type="float">
            <text:p>0,007375</text:p>
          </table:table-cell>
        </table:table-row>
        <table:table-row table:style-name="ro1">
          <table:table-cell office:value-type="string" calcext:value-type="string">
            <text:p>2023-01-08 15:47:47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5:47:46</text:p>
          </table:table-cell>
          <table:table-cell office:value-type="float" office:value="0.001475" calcext:value-type="float">
            <text:p>0,001475</text:p>
          </table:table-cell>
        </table:table-row>
        <table:table-row table:style-name="ro1">
          <table:table-cell office:value-type="string" calcext:value-type="string">
            <text:p>2023-01-08 15:47:45</text:p>
          </table:table-cell>
          <table:table-cell office:value-type="float" office:value="0.061875" calcext:value-type="float">
            <text:p>0,061875</text:p>
          </table:table-cell>
        </table:table-row>
        <table:table-row table:style-name="ro1">
          <table:table-cell office:value-type="string" calcext:value-type="string">
            <text:p>2023-01-08 15:47:44</text:p>
          </table:table-cell>
          <table:table-cell office:value-type="float" office:value="0.0037" calcext:value-type="float">
            <text:p>0,0037</text:p>
          </table:table-cell>
        </table:table-row>
        <table:table-row table:style-name="ro1">
          <table:table-cell office:value-type="string" calcext:value-type="string">
            <text:p>2023-01-08 15:47:43</text:p>
          </table:table-cell>
          <table:table-cell office:value-type="float" office:value="0.049325" calcext:value-type="float">
            <text:p>0,049325</text:p>
          </table:table-cell>
        </table:table-row>
        <table:table-row table:style-name="ro1">
          <table:table-cell office:value-type="string" calcext:value-type="string">
            <text:p>2023-01-08 15:47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5:47:3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19.97843" calcext:value-type="float">
            <text:p>19,97843</text:p>
          </table:table-cell>
          <table:table-cell office:value-type="float" office:value="24.15525" calcext:value-type="float">
            <text:p>24,15525</text:p>
          </table:table-cell>
          <table:table-cell office:value-type="float" office:value="25.2119" calcext:value-type="float">
            <text:p>25,2119</text:p>
          </table:table-cell>
          <table:table-cell office:value-type="float" office:value="14.55905" calcext:value-type="float">
            <text:p>14,55905</text:p>
          </table:table-cell>
          <table:table-cell office:value-type="float" office:value="6.207525" calcext:value-type="float">
            <text:p>6,207525</text:p>
          </table:table-cell>
          <table:table-cell office:value-type="float" office:value="7.193975" calcext:value-type="float">
            <text:p>7,193975</text:p>
          </table:table-cell>
          <table:table-cell office:value-type="float" office:value="12.47" calcext:value-type="float">
            <text:p>12,47</text:p>
          </table:table-cell>
          <table:table-cell office:value-type="float" office:value="11.006525" calcext:value-type="float">
            <text:p>11,006525</text:p>
          </table:table-cell>
          <table:table-cell office:value-type="float" office:value="26.0845" calcext:value-type="float">
            <text:p>26,0845</text:p>
          </table:table-cell>
          <table:table-cell office:value-type="float" office:value="2.2437" calcext:value-type="float">
            <text:p>2,2437</text:p>
          </table:table-cell>
          <table:table-cell/>
          <table:table-cell table:formula="of:=AVERAGE([.A13];[.B13];[.C13];[.D13];[.E13];[.F13];[.G13];[.H13];[.I13];[.J13])" office:value-type="float" office:value="54.209361" calcext:value-type="float">
            <text:p>54,209361</text:p>
          </table:table-cell>
          <table:table-cell table:formula="of:=MAX([Sheet1.B:.B])" office:value-type="float" office:value="63.018" calcext:value-type="float">
            <text:p>63,018</text:p>
          </table:table-cell>
          <table:table-cell table:formula="of:=AVERAGEIF([$Sheet1.B23:.B103];&quot;&gt;1&quot;)" office:value-type="float" office:value="31.0119560810811" calcext:value-type="float">
            <text:p>31,0119560810811</text:p>
          </table:table-cell>
          <table:table-cell table:formula="of:=AVERAGE([.A2:.A5];[.B2:.B5];[.C2:.C5];[.D2:.D5];[.E2:.E5];[.F2:.F5];[.G2:.G5];[.H2:.H5];[.I2:.I5];[.J2:.J5])" office:value-type="float" office:value="32.6845764285714" calcext:value-type="float">
            <text:p>32,6845764285714</text:p>
          </table:table-cell>
          <table:table-cell/>
          <table:table-cell office:value-type="string" calcext:value-type="string">
            <text:p>4-5s</text:p>
          </table:table-cell>
        </table:table-row>
        <table:table-row table:style-name="ro1">
          <table:table-cell office:value-type="float" office:value="42.88677" calcext:value-type="float">
            <text:p>42,88677</text:p>
          </table:table-cell>
          <table:table-cell office:value-type="float" office:value="44.84355" calcext:value-type="float">
            <text:p>44,84355</text:p>
          </table:table-cell>
          <table:table-cell office:value-type="float" office:value="47.42645" calcext:value-type="float">
            <text:p>47,42645</text:p>
          </table:table-cell>
          <table:table-cell office:value-type="float" office:value="35.02382" calcext:value-type="float">
            <text:p>35,02382</text:p>
          </table:table-cell>
          <table:table-cell office:value-type="float" office:value="26.83748" calcext:value-type="float">
            <text:p>26,83748</text:p>
          </table:table-cell>
          <table:table-cell office:value-type="float" office:value="28.0721" calcext:value-type="float">
            <text:p>28,0721</text:p>
          </table:table-cell>
          <table:table-cell office:value-type="float" office:value="34.82317" calcext:value-type="float">
            <text:p>34,82317</text:p>
          </table:table-cell>
          <table:table-cell office:value-type="float" office:value="35.7797" calcext:value-type="float">
            <text:p>35,7797</text:p>
          </table:table-cell>
          <table:table-cell office:value-type="float" office:value="42.71945" calcext:value-type="float">
            <text:p>42,71945</text:p>
          </table:table-cell>
          <table:table-cell office:value-type="float" office:value="25.21825" calcext:value-type="float">
            <text:p>25,21825</text:p>
          </table:table-cell>
          <table:table-cell table:number-columns-repeated="7"/>
        </table:table-row>
        <table:table-row table:style-name="ro1">
          <table:table-cell office:value-type="float" office:value="55.0027" calcext:value-type="float">
            <text:p>55,0027</text:p>
          </table:table-cell>
          <table:table-cell office:value-type="float" office:value="49.32272" calcext:value-type="float">
            <text:p>49,32272</text:p>
          </table:table-cell>
          <table:table-cell office:value-type="float" office:value="34.72302" calcext:value-type="float">
            <text:p>34,72302</text:p>
          </table:table-cell>
          <table:table-cell office:value-type="float" office:value="60.43115" calcext:value-type="float">
            <text:p>60,43115</text:p>
          </table:table-cell>
          <table:table-cell office:value-type="float" office:value="57.82438" calcext:value-type="float">
            <text:p>57,82438</text:p>
          </table:table-cell>
          <table:table-cell office:value-type="float" office:value="58.72698" calcext:value-type="float">
            <text:p>58,72698</text:p>
          </table:table-cell>
          <table:table-cell office:value-type="float" office:value="63.018" calcext:value-type="float">
            <text:p>63,018</text:p>
          </table:table-cell>
          <table:table-cell office:value-type="float" office:value="60.01778" calcext:value-type="float">
            <text:p>60,01778</text:p>
          </table:table-cell>
          <table:table-cell office:value-type="float" office:value="42.83123" calcext:value-type="float">
            <text:p>42,83123</text:p>
          </table:table-cell>
          <table:table-cell office:value-type="float" office:value="47.49222" calcext:value-type="float">
            <text:p>47,492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8.52285" calcext:value-type="float">
            <text:p>28,52285</text:p>
          </table:table-cell>
          <table:table-cell office:value-type="float" office:value="17.46098" calcext:value-type="float">
            <text:p>17,46098</text:p>
          </table:table-cell>
          <table:table-cell office:value-type="float" office:value="6.19065" calcext:value-type="float">
            <text:p>6,19065</text:p>
          </table:table-cell>
          <table:table-cell office:value-type="float" office:value="10.3023" calcext:value-type="float">
            <text:p>10,3023</text:p>
          </table:table-cell>
          <table:table-cell/>
          <table:table-cell office:value-type="float" office:value="39.35162" calcext:value-type="float">
            <text:p>39,35162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5])" office:value-type="float" office:value="39.2893" calcext:value-type="float">
            <text:p>39,2893</text:p>
          </table:table-cell>
          <table:table-cell table:formula="of:=AVERAGE([.B2:.B5])" office:value-type="float" office:value="39.4405066666667" calcext:value-type="float">
            <text:p>39,4405066666667</text:p>
          </table:table-cell>
          <table:table-cell table:formula="of:=AVERAGE([.C2:.C5])" office:value-type="float" office:value="35.7871233333333" calcext:value-type="float">
            <text:p>35,7871233333333</text:p>
          </table:table-cell>
          <table:table-cell table:formula="of:=AVERAGE([.D2:.D5])" office:value-type="float" office:value="36.67134" calcext:value-type="float">
            <text:p>36,67134</text:p>
          </table:table-cell>
          <table:table-cell table:formula="of:=AVERAGE([.E2:.E5])" office:value-type="float" office:value="29.84805875" calcext:value-type="float">
            <text:p>29,84805875</text:p>
          </table:table-cell>
          <table:table-cell table:formula="of:=AVERAGE([.F2:.F5])" office:value-type="float" office:value="27.86350875" calcext:value-type="float">
            <text:p>27,86350875</text:p>
          </table:table-cell>
          <table:table-cell table:formula="of:=AVERAGE([.G2:.G5])" office:value-type="float" office:value="29.125455" calcext:value-type="float">
            <text:p>29,125455</text:p>
          </table:table-cell>
          <table:table-cell table:formula="of:=AVERAGE([.H2:.H5])" office:value-type="float" office:value="29.27657625" calcext:value-type="float">
            <text:p>29,27657625</text:p>
          </table:table-cell>
          <table:table-cell table:formula="of:=AVERAGE([.I2:.I5])" office:value-type="float" office:value="37.2117266666667" calcext:value-type="float">
            <text:p>37,2117266666667</text:p>
          </table:table-cell>
          <table:table-cell table:formula="of:=AVERAGE([.J2:.J5])" office:value-type="float" office:value="28.5764475" calcext:value-type="float">
            <text:p>28,576447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5])" office:value-type="float" office:value="55.0027" calcext:value-type="float">
            <text:p>55,0027</text:p>
          </table:table-cell>
          <table:table-cell table:formula="of:=MAX([.B2:.B5])" office:value-type="float" office:value="49.32272" calcext:value-type="float">
            <text:p>49,32272</text:p>
          </table:table-cell>
          <table:table-cell table:formula="of:=MAX([.C2:.C5])" office:value-type="float" office:value="47.42645" calcext:value-type="float">
            <text:p>47,42645</text:p>
          </table:table-cell>
          <table:table-cell table:formula="of:=MAX([.D2:.D5])" office:value-type="float" office:value="60.43115" calcext:value-type="float">
            <text:p>60,43115</text:p>
          </table:table-cell>
          <table:table-cell table:formula="of:=MAX([.E2:.E5])" office:value-type="float" office:value="57.82438" calcext:value-type="float">
            <text:p>57,82438</text:p>
          </table:table-cell>
          <table:table-cell table:formula="of:=MAX([.F2:.F5])" office:value-type="float" office:value="58.72698" calcext:value-type="float">
            <text:p>58,72698</text:p>
          </table:table-cell>
          <table:table-cell table:formula="of:=MAX([.G2:.G5])" office:value-type="float" office:value="63.018" calcext:value-type="float">
            <text:p>63,018</text:p>
          </table:table-cell>
          <table:table-cell table:formula="of:=MAX([.H2:.H5])" office:value-type="float" office:value="60.01778" calcext:value-type="float">
            <text:p>60,01778</text:p>
          </table:table-cell>
          <table:table-cell table:formula="of:=MAX([.I2:.I5])" office:value-type="float" office:value="42.83123" calcext:value-type="float">
            <text:p>42,83123</text:p>
          </table:table-cell>
          <table:table-cell table:formula="of:=MAX([.J2:.J5])" office:value-type="float" office:value="47.49222" calcext:value-type="float">
            <text:p>47,492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24:33.965425879</meta:creation-date>
    <dc:date>2023-01-09T23:18:37.783061159</dc:date>
    <meta:editing-duration>PT10M24S</meta:editing-duration>
    <meta:editing-cycles>8</meta:editing-cycles>
    <meta:generator>LibreOffice/7.4.3.2$Linux_X86_64 LibreOffice_project/40$Build-2</meta:generator>
    <meta:document-statistic meta:table-count="2" meta:cell-count="337" meta:object-count="0"/>
  </office:meta>
</office:document-meta>
</file>